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63CCF2FE.png"/>
  <manifest:file-entry manifest:media-type="image/png" manifest:full-path="Pictures/100002000000003000000030813FE8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481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.469cm" style:rel-column-width="833*"/>
    </style:style>
    <style:style style:name="Table3.B" style:family="table-column">
      <style:table-column-properties style:column-width="2.037cm" style:rel-column-width="1155*"/>
    </style:style>
    <style:style style:name="Table3.C" style:family="table-column">
      <style:table-column-properties style:column-width="11.76cm" style:rel-column-width="6667*"/>
    </style:style>
    <style:style style:name="Table3.D" style:family="table-column">
      <style:table-column-properties style:column-width="1.734cm" style:rel-column-width="98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6.279cm" style:rel-column-width="3560*"/>
    </style:style>
    <style:style style:name="Table4.B" style:family="table-column">
      <style:table-column-properties style:column-width="10.721cm" style:rel-column-width="607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6.279cm" style:rel-column-width="3560*"/>
    </style:style>
    <style:style style:name="Table5.B" style:family="table-column">
      <style:table-column-properties style:column-width="10.721cm" style:rel-column-width="607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background-color="#c0c0c0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background-color="#c0c0c0" fo:padding="0.097cm" fo:border="0.002cm solid #000000">
        <style:background-image/>
      </style:table-cell-properties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background-color="#c0c0c0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Heading_20_2">
      <style:text-properties style:font-name="Arial"/>
    </style:style>
    <style:style style:name="P3" style:family="paragraph" style:parent-style-name="Contents_20_Heading" style:master-page-name="Standard">
      <style:paragraph-properties style:page-number="auto"/>
    </style:style>
    <style:style style:name="P4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fo:language="en" fo:country="GB"/>
    </style:style>
    <style:style style:name="P9" style:family="paragraph" style:parent-style-name="Text_20_body">
      <style:text-properties style:font-name="Arial" fo:font-size="10pt" fo:language="en" fo:country="GB" style:font-size-asian="10pt" style:font-size-complex="10pt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Header">
      <style:text-properties style:font-name="Arial"/>
    </style:style>
    <style:style style:name="P12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Header">
      <style:paragraph-properties fo:text-align="end" style:justify-single-word="false"/>
      <style:text-properties style:font-name="Arial"/>
    </style:style>
    <style:style style:name="P14" style:family="paragraph" style:parent-style-name="Footer">
      <style:paragraph-properties fo:text-align="center" style:justify-single-word="false"/>
    </style:style>
    <style:style style:name="P15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9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/>
    </style:style>
    <style:style style:name="P22" style:family="paragraph" style:parent-style-name="Table_20_Contents">
      <style:text-properties fo:font-size="8pt" style:font-size-asian="8pt" style:font-size-complex="8pt"/>
    </style:style>
    <style:style style:name="P2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24" style:family="paragraph" style:parent-style-name="Heading_20_3">
      <style:text-properties style:font-name="Arial"/>
    </style:style>
    <style:style style:name="P25" style:family="paragraph" style:parent-style-name="Heading_20_1" style:master-page-name="Standard">
      <style:paragraph-properties style:page-number="auto"/>
    </style:style>
    <style:style style:name="P26" style:family="paragraph" style:parent-style-name="Heading_20_1" style:master-page-name="Standard">
      <style:paragraph-properties style:page-number="auto"/>
      <style:text-properties style:font-name="Arial"/>
    </style:style>
    <style:style style:name="P27" style:family="paragraph" style:parent-style-name="Heading_20_1" style:master-page-name="Standard">
      <style:paragraph-properties style:page-number="auto"/>
      <style:text-properties style:font-name="Arial"/>
    </style:style>
    <style:style style:name="P28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style:vertical-pos="middle" style:vertical-rel="baseline" style:horizontal-pos="right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?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&gt;&gt;Subject&lt;&lt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
				<text:span text:style-name="T1">Author:</text:span>&gt;&gt;User.Name&lt;&lt;</text:p>
      <text:p text:style-name="P5">
				<text:span text:style-name="T1">Owner:</text:span>&gt;&gt;Owner&lt;&lt;</text:p>
      <text:p text:style-name="P5">
				<text:span text:style-name="T1">Customer:</text:span>&gt;&gt;Customer&lt;&lt;</text:p>
      <text:h text:style-name="P26" text:outline-level="1">Document Information</text:h>
      <text:p text:style-name="P9">This is a snapshot of an on-line document.<text:line-break/>Paper copies are valid only on the day they are printed.<text:line-break/>Refer to the author and/or owner if you are in any doubt<text:line-break/>about the currency of this document.</text:p>
      <text:p text:style-name="P9">This document has been generated by use of the<text:line-break/>following template:</text:p>
      <text:p text:style-name="P9">
				<text:tab/>Template name:&gt;&gt;Template.Name&lt;&lt;</text:p>
      <text:p text:style-name="P9">
				<text:tab/>Template version:&gt;&gt;Template.Version&lt;&lt;</text:p>
      <text:p text:style-name="P8">
				<text:span text:style-name="T3">Information about the source of this document is provided in the footer section.</text:span>
				<text:line-break/>Please fill in the information below, when this document is further processed manually.</text:p>
      <text:h text:style-name="Heading_20_2" text:outline-level="2">Revision History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9">Date of this revision:</text:p>
          </table:table-cell>
          <table:table-cell table:style-name="Table2.B1" office:value-type="string">
            <text:p text:style-name="P19">Date of next revision: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0">Revision Number</text:p>
          </table:table-cell>
          <table:table-cell table:style-name="Table3.A1" office:value-type="string">
            <text:p text:style-name="P20">Revision<text:line-break/>Date</text:p>
          </table:table-cell>
          <table:table-cell table:style-name="Table3.A1" office:value-type="string">
            <text:p text:style-name="P20">Summary of Changes</text:p>
          </table:table-cell>
          <table:table-cell table:style-name="Table3.D1" office:value-type="string">
            <text:p text:style-name="P20">Changes marked</text:p>
          </table:table-cell>
        </table:table-row>
        <table:table-row>
          <table:table-cell table:style-name="Table3.A2" office:value-type="string">
            <text:p text:style-name="P21">(#)</text:p>
          </table:table-cell>
          <table:table-cell table:style-name="Table3.A2" office:value-type="string">
            <text:p text:style-name="P18">(-)</text:p>
          </table:table-cell>
          <table:table-cell table:style-name="Table3.A2" office:value-type="string">
            <text:p text:style-name="P18">(describe changes)</text:p>
          </table:table-cell>
          <table:table-cell table:style-name="Table3.D2" office:value-type="string">
            <text:p text:style-name="P18">(N)</text:p>
          </table:table-cell>
        </table:table-row>
      </table:table>
      <text:p text:style-name="P8"/>
      <text:h text:style-name="Heading_20_2" text:outline-level="2">Approvals</text:h>
      <text:p text:style-name="Text_20_body">This document requires the following approvals.</text:p>
      <text:p text:style-name="Text_20_body">Signed approval forms are to be filed in the Quality Section of the<text:line-break/>Project Control Book, if appropriat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Name</text:p>
          </table:table-cell>
          <table:table-cell table:style-name="Table4.B1" office:value-type="string">
            <text:p text:style-name="P23">Title / Role</text:p>
          </table:table-cell>
        </table:table-row>
        <table:table-row>
          <table:table-cell table:style-name="Table4.A2" office:value-type="string">
            <text:p text:style-name="P22">(name)</text:p>
          </table:table-cell>
          <table:table-cell table:style-name="Table4.B2" office:value-type="string">
            <text:p text:style-name="P22">(title / role)</text:p>
          </table:table-cell>
        </table:table-row>
      </table:table>
      <text:p text:style-name="Text_20_body"/>
      <text:h text:style-name="Heading_20_2" text:outline-level="2">Distribution</text:h>
      <text:p text:style-name="Text_20_body">This document has been distributed to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Name</text:p>
          </table:table-cell>
          <table:table-cell table:style-name="Table5.B1" office:value-type="string">
            <text:p text:style-name="P23">Title / Role</text:p>
          </table:table-cell>
        </table:table-row>
        <table:table-row>
          <table:table-cell table:style-name="Table5.A2" office:value-type="string">
            <text:p text:style-name="P22">(name)</text:p>
          </table:table-cell>
          <table:table-cell table:style-name="Table5.B2" office:value-type="string">
            <text:p text:style-name="P22">(title / role)</text:p>
          </table:table-cell>
        </table:table-row>
      </table:table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3">Table of Contents</text:p>
          </text:index-title>
          <text:p text:style-name="P32">Document Information<text:tab/>2</text:p>
          <text:p text:style-name="P30">Revision History<text:tab/>2</text:p>
          <text:p text:style-name="P30">Approvals<text:tab/>2</text:p>
          <text:p text:style-name="P30">Distribution<text:tab/>2</text:p>
          <text:p text:style-name="P32">License<text:tab/>4</text:p>
          <text:p text:style-name="P32">Introduction<text:tab/>5</text:p>
          <text:p text:style-name="P30">How to read this document<text:tab/>5</text:p>
          <text:p text:style-name="P32">Requirements Analysis<text:tab/>6</text:p>
          <text:p text:style-name="P30">&lt;&lt;package.name&gt;&gt;<text:tab/>6</text:p>
          <text:p text:style-name="P33">&lt;&lt;element.type&gt;&gt;: &lt;&lt;element.name&gt;&gt;<text:tab/>6</text:p>
          <text:p text:style-name="P32">Use Case Analysis<text:tab/>7</text:p>
          <text:p text:style-name="P30">Processes<text:tab/>7</text:p>
          <text:p text:style-name="P33">&lt;&lt;package.name&gt;&gt;<text:tab/>7</text:p>
          <text:p text:style-name="P29">Use Casees<text:tab/>7</text:p>
          <text:p text:style-name="P28">&lt;&lt;ChiBusinessUseCase.name&gt;&gt;<text:tab/>7</text:p>
          <text:p text:style-name="P31">Activity:&lt;&lt;ChiActivity.name&gt;&gt;<text:tab/>7</text:p>
          <text:p text:style-name="P29">Actors<text:tab/>7</text:p>
          <text:p text:style-name="P28">&lt;&lt;ChiActor.type&gt;&gt;:&lt;ChiActor.name&gt;&gt;<text:tab/>7</text:p>
        </text:index-body>
      </text:table-of-content>
      <text:p text:style-name="Standard"/>
      <text:h text:style-name="P25" text:outline-level="1">License</text:h>
      <text:p text:style-name="Text_20_body">&gt;&gt;License&lt;&lt;</text:p>
      <text:p text:style-name="Text_20_body"/>
      <text:h text:style-name="P25" text:outline-level="1">Introduction</text:h>
      <text:p text:style-name="Text_20_body">&gt;&gt;Template.Description&lt;&lt;</text:p>
      <text:h text:style-name="Heading_20_2" text:outline-level="2">How to read this document</text:h>
      <text:p text:style-name="Text_20_body">&gt;&gt;Template.Help&lt;&lt;</text:p>
      <text:h text:style-name="P26" text:outline-level="1">Requirements Analysis</text:h>
      <text:p text:style-name="P7">This section covers the information regarding</text:p>
      <text:list xml:id="list37235130" text:style-name="L1">
        <text:list-item>
          <text:p text:style-name="P10">Goals</text:p>
        </text:list-item>
        <text:list-item>
          <text:p text:style-name="P10">Requirements</text:p>
        </text:list-item>
        <text:list-item>
          <text:p text:style-name="P10">Features</text:p>
        </text:list-item>
      </text:list>
      <text:p text:style-name="P7">analysis of the project.</text:p>
      <text:h text:style-name="Heading_20_2" text:outline-level="2">AAA</text:h>
      <text:p text:style-name="P7">&lt;&lt;package.diagramm&gt;&gt;</text:p>
      <text:h text:style-name="Heading_20_3" text:outline-level="3">ChiFeature: Feature 99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Autho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Proofreade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Statu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73Fea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2-27 16:27:25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2-27 16:42:11</text:p>
          </table:table-cell>
        </table:table-row>
      </table:table>
      <text:p text:style-name="P7"/>
      <text:p text:style-name="P7">&lt;&lt;element.diagramm&gt;&gt;</text:p>
      <text:p text:style-name="P7"/>
      <text:h text:style-name="Heading_20_3" text:outline-level="3">ChiFeature: 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Autho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Proofreade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Status</text:p>
          </table:table-cell>
          <table:table-cell table:style-name="Table6.B2" office:value-type="string">
            <text:p text:style-name="P16">Rejected</text:p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87Fea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3-02 17:42:48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3-02 19:35:49</text:p>
          </table:table-cell>
        </table:table-row>
      </table:table>
      <text:p text:style-name="P7"/>
      <text:p text:style-name="P7">&lt;&lt;element.diagramm&gt;&gt;</text:p>
      <text:p text:style-name="P7"/>
      <text:h text:style-name="Heading_20_3" text:outline-level="3">ChiGoal: New ChiGoal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Priority</text:p>
          </table:table-cell>
          <table:table-cell table:style-name="Table6.B2" office:value-type="string">
            <text:p text:style-name="P16">0</text:p>
          </table:table-cell>
        </table:table-row>
        <table:table-row>
          <table:table-cell table:style-name="Table6.A2" office:value-type="string">
            <text:p text:style-name="P16">Value_Name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Value_ammount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Value_Goal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65Goa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2-27 17:46:37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2-27 17:46:42</text:p>
          </table:table-cell>
        </table:table-row>
      </table:table>
      <text:p text:style-name="P7"/>
      <text:p text:style-name="P7">&lt;&lt;element.diagramm&gt;&gt;</text:p>
      <text:p text:style-name="P7"/>
      <text:h text:style-name="Heading_20_3" text:outline-level="3">ChiRequirement: New ChiRequirement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Type</text:p>
          </table:table-cell>
          <table:table-cell table:style-name="Table6.B2" office:value-type="string">
            <text:p text:style-name="P16">Performance</text:p>
          </table:table-cell>
        </table:table-row>
        <table:table-row>
          <table:table-cell table:style-name="Table6.A2" office:value-type="string">
            <text:p text:style-name="P16">Priority</text:p>
          </table:table-cell>
          <table:table-cell table:style-name="Table6.B2" office:value-type="string">
            <text:p text:style-name="P16">100</text:p>
          </table:table-cell>
        </table:table-row>
        <table:table-row>
          <table:table-cell table:style-name="Table6.A2" office:value-type="string">
            <text:p text:style-name="P16">Autho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Proofreade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Status</text:p>
          </table:table-cell>
          <table:table-cell table:style-name="Table6.B2" office:value-type="string">
            <text:p text:style-name="P16">Proposed</text:p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92Req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2-27 17:56:03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3-03 14:44:58</text:p>
          </table:table-cell>
        </table:table-row>
      </table:table>
      <text:p text:style-name="P7"/>
      <text:p text:style-name="P7">&lt;&lt;element.diagramm&gt;&gt;</text:p>
      <text:p text:style-name="P7"/>
      <text:h text:style-name="Heading_20_3" text:outline-level="3">ChiRequirement: New ChiRequirement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Type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Priority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utho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Proofreader</text:p>
          </table:table-cell>
          <table:table-cell table:style-name="Table6.B2" office:value-type="string">
            <text:p text:style-name="P16">, </text:p>
          </table:table-cell>
        </table:table-row>
        <table:table-row>
          <table:table-cell table:style-name="Table6.A2" office:value-type="string">
            <text:p text:style-name="P16">Statu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093Req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2-27 17:58:15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3-03 14:45:09</text:p>
          </table:table-cell>
        </table:table-row>
      </table:table>
      <text:p text:style-name="P7"/>
      <text:p text:style-name="P7">&lt;&lt;element.diagramm&gt;&gt;</text:p>
      <text:p text:style-name="P7"/>
      <text:h text:style-name="P25" text:outline-level="1">Use Case Analysis</text:h>
      <text:p text:style-name="P7">This section covers the information regarding Processes and their associated Use Case from the analysis phase of the project.</text:p>
      <text:h text:style-name="Heading_20_2" text:outline-level="2">Processes</text:h>
      <text:h text:style-name="Heading_20_3" text:outline-level="3">AAA</text:h>
      <text:p text:style-name="P7">&lt;&lt;package.diagramm&gt;&gt;</text:p>
      <text:h text:style-name="Heading_20_4" text:outline-level="4">Use Casees</text:h>
      <text:h text:style-name="Heading_20_5" text:outline-level="5">ChiBusinessUseCase: New ChiBusinessUseCase</text:h>
      <text:p text:style-name="P7">Description: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  <table:table-row>
          <table:table-cell table:style-name="Table6.A2" office:value-type="string">
            <text:p text:style-name="P16">GoalInContext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Precondit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Trigger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Scope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Level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PrimaryActor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OtherActor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Stakeholder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MainSuccessScenario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Extensions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Alias</text:p>
          </table:table-cell>
          <table:table-cell table:style-name="Table6.B2" office:value-type="string">
            <text:p text:style-name="P16">Chi176BUC</text:p>
          </table:table-cell>
        </table:table-row>
        <table:table-row>
          <table:table-cell table:style-name="Table6.A2" office:value-type="string">
            <text:p text:style-name="P16">Version</text:p>
          </table:table-cell>
          <table:table-cell table:style-name="Table6.B2" office:value-type="string">
            <text:p text:style-name="P16"/>
          </table:table-cell>
        </table:table-row>
        <table:table-row>
          <table:table-cell table:style-name="Table6.A2" office:value-type="string">
            <text:p text:style-name="P16">created</text:p>
          </table:table-cell>
          <table:table-cell table:style-name="Table6.B2" office:value-type="string">
            <text:p text:style-name="P16">2009-03-02 17:43:02</text:p>
          </table:table-cell>
        </table:table-row>
        <table:table-row>
          <table:table-cell table:style-name="Table6.A2" office:value-type="string">
            <text:p text:style-name="P16">crea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last_editor</text:p>
          </table:table-cell>
          <table:table-cell table:style-name="Table6.B2" office:value-type="string">
            <text:p text:style-name="P16">admin</text:p>
          </table:table-cell>
        </table:table-row>
        <table:table-row>
          <table:table-cell table:style-name="Table6.A2" office:value-type="string">
            <text:p text:style-name="P16">modified</text:p>
          </table:table-cell>
          <table:table-cell table:style-name="Table6.B2" office:value-type="string">
            <text:p text:style-name="P16">2009-03-02 17:43:06</text:p>
          </table:table-cell>
        </table:table-row>
      </table:table>
      <text:p text:style-name="P7"/>
      <text:p text:style-name="P7">&lt;&lt;element.diagramm&gt;&gt;</text:p>
      <text:h text:style-name="Heading_20_6" text:outline-level="6">Activity:&lt;&lt;ChiActivity.name&gt;&gt;</text:h>
      <text:p text:style-name="P7">Description:</text:p>
      <text:p text:style-name="P7">&lt;&lt;ChiActivity.notes&gt;&gt;</text:p>
      <text:p text:style-name="P7">Information:</text:p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21">Key</text:p>
          </table:table-cell>
          <table:table-cell table:style-name="Table6.B1" office:value-type="string">
            <text:p text:style-name="P21">Value</text:p>
          </table:table-cell>
        </table:table-row>
      </table:table>
    </office:text>
  </office:body>
</office:document-conten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ed Meyer</meta:initial-creator>
    <meta:creation-date>2009-01-28T14:23:32</meta:creation-date>
    <dc:date>2009-01-28T18:48:00.41</dc:date>
    <meta:editing-duration>PT04H19M58S</meta:editing-duration>
    <meta:editing-cycles>24</meta:editing-cycles>
    <meta:generator>OpenOffice.org/3.0$Win32 OpenOffice.org_project/300m9$Build-9358</meta:generator>
    <meta:document-statistic meta:table-count="9" meta:image-count="2" meta:object-count="0" meta:page-count="7" meta:paragraph-count="122" meta:word-count="324" meta:character-count="2527"/>
    <meta:user-defined meta:name="Info 1"/>
    <meta:user-defined meta:name="Info 2"/>
    <meta:user-defined meta:name="Info 3"/>
    <meta:user-defined meta:name="Info 4"/>
  </office:meta>
</office:document-meta>
</file>